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b186"/>
    </style:style>
    <style:style style:name="P2" style:family="paragraph" style:parent-style-name="Standard">
      <style:text-properties officeooo:paragraph-rsid="001ad016"/>
    </style:style>
    <style:style style:name="P3" style:family="paragraph" style:parent-style-name="Standard">
      <style:text-properties officeooo:paragraph-rsid="00237005"/>
    </style:style>
    <style:style style:name="P4" style:family="paragraph" style:parent-style-name="Standard">
      <style:text-properties officeooo:paragraph-rsid="00260fab"/>
    </style:style>
    <style:style style:name="P5" style:family="paragraph" style:parent-style-name="Heading_20_3">
      <style:text-properties officeooo:paragraph-rsid="0006eef8"/>
    </style:style>
    <style:style style:name="P6" style:family="paragraph" style:parent-style-name="Heading_20_3">
      <style:text-properties fo:color="#ff8000" loext:opacity="100%" officeooo:paragraph-rsid="002db5a0"/>
    </style:style>
    <style:style style:name="P7" style:family="paragraph" style:parent-style-name="Heading_20_3">
      <style:text-properties fo:color="#158466" loext:opacity="100%" fo:font-weight="bold" officeooo:rsid="0006eef8" officeooo:paragraph-rsid="000aede7" style:font-weight-asian="bold" style:font-weight-complex="bold"/>
    </style:style>
    <style:style style:name="P8" style:family="paragraph" style:parent-style-name="Heading_20_3">
      <style:text-properties officeooo:paragraph-rsid="000e32ab"/>
    </style:style>
    <style:style style:name="P9" style:family="paragraph" style:parent-style-name="Heading_20_3">
      <style:text-properties fo:font-style="normal" officeooo:paragraph-rsid="000e32ab" style:font-style-asian="normal" style:font-style-complex="normal"/>
    </style:style>
    <style:style style:name="P10" style:family="paragraph" style:parent-style-name="Standard">
      <style:text-properties officeooo:paragraph-rsid="00237005"/>
    </style:style>
    <style:style style:name="P11" style:family="paragraph" style:parent-style-name="Text_20_body">
      <style:text-properties fo:font-style="normal" fo:font-weight="normal" officeooo:rsid="0006eef8" officeooo:paragraph-rsid="0009e130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rsid="0006eef8" officeooo:paragraph-rsid="0006eef8"/>
    </style:style>
    <style:style style:name="P13" style:family="paragraph" style:parent-style-name="Text_20_body">
      <style:text-properties fo:font-weight="normal" officeooo:rsid="0006eef8" officeooo:paragraph-rsid="0009e130" style:font-weight-asian="normal" style:font-weight-complex="normal"/>
    </style:style>
    <style:style style:name="P14" style:family="paragraph" style:parent-style-name="Text_20_body">
      <style:text-properties officeooo:paragraph-rsid="00305450"/>
    </style:style>
    <style:style style:name="T1" style:family="text">
      <style:text-properties officeooo:rsid="0006eef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e130" style:font-style-asian="normal" style:font-style-complex="normal"/>
    </style:style>
    <style:style style:name="T4" style:family="text">
      <style:text-properties fo:font-style="normal" officeooo:rsid="000aede7" style:font-style-asian="normal" style:font-style-complex="normal"/>
    </style:style>
    <style:style style:name="T5" style:family="text">
      <style:text-properties fo:font-style="normal" officeooo:rsid="00074b16" style:font-style-asian="normal" style:font-style-complex="normal"/>
    </style:style>
    <style:style style:name="T6" style:family="text">
      <style:text-properties fo:font-style="normal" officeooo:rsid="0008c3c1" style:font-style-asian="normal" style:font-style-complex="normal"/>
    </style:style>
    <style:style style:name="T7" style:family="text">
      <style:text-properties fo:font-style="normal" officeooo:rsid="00147f19" style:font-style-asian="normal" style:font-style-complex="normal"/>
    </style:style>
    <style:style style:name="T8" style:family="text">
      <style:text-properties fo:font-style="normal" officeooo:rsid="00219d93" style:font-style-asian="normal" style:font-style-complex="normal"/>
    </style:style>
    <style:style style:name="T9" style:family="text">
      <style:text-properties fo:font-style="normal" officeooo:rsid="002b5be6" style:font-style-asian="normal" style:font-style-complex="normal"/>
    </style:style>
    <style:style style:name="T10" style:family="text">
      <style:text-properties fo:color="#158466" loext:opacity="100%"/>
    </style:style>
    <style:style style:name="T11" style:family="text">
      <style:text-properties fo:color="#158466" loext:opacity="100%" officeooo:rsid="0006eef8"/>
    </style:style>
    <style:style style:name="T12" style:family="text">
      <style:text-properties fo:color="#158466" loext:opacity="100%" officeooo:rsid="00074b16"/>
    </style:style>
    <style:style style:name="T13" style:family="text">
      <style:text-properties fo:color="#158466" loext:opacity="100%" officeooo:rsid="0008c3c1"/>
    </style:style>
    <style:style style:name="T14" style:family="text">
      <style:text-properties fo:color="#158466" loext:opacity="100%" officeooo:rsid="002db5a0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officeooo:rsid="0006eef8"/>
    </style:style>
    <style:style style:name="T17" style:family="text">
      <style:text-properties fo:color="#ff8000" loext:opacity="100%"/>
    </style:style>
    <style:style style:name="T18" style:family="text">
      <style:text-properties fo:color="#ff8000" loext:opacity="100%" fo:font-style="normal" officeooo:rsid="0009e130" style:font-style-asian="normal" style:font-style-complex="normal"/>
    </style:style>
    <style:style style:name="T19" style:family="text">
      <style:text-properties fo:color="#ff8000" loext:opacity="100%" fo:font-style="normal" officeooo:rsid="00237005" style:font-style-asian="normal" style:font-style-complex="normal"/>
    </style:style>
    <style:style style:name="T20" style:family="text">
      <style:text-properties fo:color="#ff8000" loext:opacity="100%" officeooo:rsid="0006eef8"/>
    </style:style>
    <style:style style:name="T21" style:family="text">
      <style:text-properties fo:color="#ff8000" loext:opacity="100%" officeooo:rsid="002db5a0"/>
    </style:style>
    <style:style style:name="T22" style:family="text">
      <style:text-properties fo:color="#000000" loext:opacity="100%" fo:font-style="normal" fo:font-weight="normal" officeooo:rsid="000aede7" style:font-style-asian="normal" style:font-weight-asian="normal" style:font-style-complex="normal" style:font-weight-complex="normal"/>
    </style:style>
    <style:style style:name="T23" style:family="text">
      <style:text-properties fo:color="#000000" loext:opacity="100%" fo:font-style="normal" fo:font-weight="normal" officeooo:rsid="00196d21" style:font-style-asian="normal" style:font-weight-asian="normal" style:font-style-complex="normal" style:font-weight-complex="normal"/>
    </style:style>
    <style:style style:name="T24" style:family="text">
      <style:text-properties fo:color="#000000" loext:opacity="100%" fo:font-style="normal" fo:font-weight="normal" officeooo:rsid="002b5be6" style:font-style-asian="normal" style:font-weight-asian="normal" style:font-style-complex="normal" style:font-weight-complex="normal"/>
    </style:style>
    <style:style style:name="T25" style:family="text">
      <style:text-properties fo:color="#000000" loext:opacity="100%" fo:font-style="normal" officeooo:rsid="000cb186" style:font-style-asian="normal" style:font-style-complex="normal"/>
    </style:style>
    <style:style style:name="T26" style:family="text">
      <style:text-properties fo:color="#000000" loext:opacity="100%" fo:font-style="normal" officeooo:rsid="000e32ab" style:font-style-asian="normal" style:font-style-complex="normal"/>
    </style:style>
    <style:style style:name="T27" style:family="text">
      <style:text-properties fo:color="#000000" loext:opacity="100%" fo:font-style="normal" officeooo:rsid="00161130" style:font-style-asian="normal" style:font-style-complex="normal"/>
    </style:style>
    <style:style style:name="T28" style:family="text">
      <style:text-properties fo:color="#000000" loext:opacity="100%" fo:font-style="normal" officeooo:rsid="001ad016" style:font-style-asian="normal" style:font-style-complex="normal"/>
    </style:style>
    <style:style style:name="T29" style:family="text">
      <style:text-properties fo:color="#000000" loext:opacity="100%" fo:font-style="normal" officeooo:rsid="0024c11c" style:font-style-asian="normal" style:font-style-complex="normal"/>
    </style:style>
    <style:style style:name="T30" style:family="text">
      <style:text-properties fo:color="#000000" loext:opacity="100%" fo:font-style="normal" officeooo:rsid="00260fab" style:font-style-asian="normal" style:font-style-complex="normal"/>
    </style:style>
    <style:style style:name="T31" style:family="text">
      <style:text-properties fo:color="#000000" loext:opacity="100%" fo:font-style="normal" officeooo:rsid="0026c144" style:font-style-asian="normal" style:font-style-complex="normal"/>
    </style:style>
    <style:style style:name="T32" style:family="text">
      <style:text-properties fo:color="#000000" loext:opacity="100%" fo:font-style="normal" fo:font-weight="bold" officeooo:rsid="0006eef8" style:font-style-asian="normal" style:font-weight-asian="bold" style:font-style-complex="normal" style:font-weight-complex="bold"/>
    </style:style>
    <style:style style:name="T33" style:family="text">
      <style:text-properties fo:color="#000000" loext:opacity="100%" fo:font-style="normal" style:text-underline-style="solid" style:text-underline-width="auto" style:text-underline-color="font-color" officeooo:rsid="000e32ab" style:font-style-asian="normal" style:font-style-complex="normal"/>
    </style:style>
    <style:style style:name="T34" style:family="text">
      <style:text-properties fo:color="#000000" loext:opacity="100%" fo:font-style="normal" style:text-underline-style="solid" style:text-underline-width="auto" style:text-underline-color="font-color" fo:font-weight="bold" officeooo:rsid="0006eef8" style:font-style-asian="normal" style:font-weight-asian="bold" style:font-style-complex="normal" style:font-weight-complex="bold"/>
    </style:style>
    <style:style style:name="T35" style:family="text">
      <style:text-properties fo:color="#000000" loext:opacity="100%" fo:font-style="normal" style:text-underline-style="solid" style:text-underline-width="auto" style:text-underline-color="font-color" fo:font-weight="normal" officeooo:rsid="000e32ab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tyle="normal" style:text-underline-style="solid" style:text-underline-width="auto" style:text-underline-color="font-color" fo:font-weight="normal" officeooo:rsid="00305450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officeooo:rsid="000cb186"/>
    </style:style>
    <style:style style:name="T38" style:family="text">
      <style:text-properties fo:color="#000000" loext:opacity="100%" fo:font-style="italic" officeooo:rsid="000e32ab" style:font-style-asian="italic" style:font-style-complex="italic"/>
    </style:style>
    <style:style style:name="T39" style:family="text">
      <style:text-properties fo:color="#000000" loext:opacity="100%" fo:font-style="italic" style:text-underline-style="solid" style:text-underline-width="auto" style:text-underline-color="font-color" officeooo:rsid="000e32ab" style:font-style-asian="italic" style:font-style-complex="italic"/>
    </style:style>
    <style:style style:name="T40" style:family="text">
      <style:text-properties fo:color="#000000" loext:opacity="100%" fo:font-style="italic" style:text-underline-style="solid" style:text-underline-width="auto" style:text-underline-color="font-color" fo:font-weight="normal" officeooo:rsid="000e32ab" style:font-style-asian="italic" style:font-weight-asian="normal" style:font-style-complex="italic" style:font-weight-complex="normal"/>
    </style:style>
    <style:style style:name="T41" style:family="text">
      <style:text-properties officeooo:rsid="000cb186"/>
    </style:style>
    <style:style style:name="T42" style:family="text">
      <style:text-properties officeooo:rsid="0012397c"/>
    </style:style>
    <style:style style:name="T43" style:family="text">
      <style:text-properties officeooo:rsid="00147f19"/>
    </style:style>
    <style:style style:name="T44" style:family="text">
      <style:text-properties officeooo:rsid="00161130"/>
    </style:style>
    <style:style style:name="T45" style:family="text">
      <style:text-properties officeooo:rsid="0021ec88"/>
    </style:style>
    <style:style style:name="T46" style:family="text">
      <style:text-properties officeooo:rsid="0024c11c"/>
    </style:style>
    <style:style style:name="T47" style:family="text">
      <style:text-properties officeooo:rsid="00257952"/>
    </style:style>
    <style:style style:name="T48" style:family="text">
      <style:text-properties officeooo:rsid="002db5a0"/>
    </style:style>
    <style:style style:name="T49" style:family="text">
      <style:text-properties officeooo:rsid="002eba45"/>
    </style:style>
    <style:style style:name="T50" style:family="text">
      <style:text-properties officeooo:rsid="00302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verview on drill sections and surface units for 2023</text:h>
      <text:h text:style-name="P5" text:outline-level="3" text:is-list-header="true"><text:span text:style-name="T15">Surface unit #</text:span><text:span text:style-name="T16">3</text:span></text:h>
      <text:p text:style-name="P1"><text:span text:style-name="T41">- </text:span><text:span text:style-name="T45">Left</text:span><text:span text:style-name="T41"> </text:span><text:span text:style-name="T45">behind </text:span><text:span text:style-name="T41">at</text:span><text:span text:style-name="T37"> </text:span><text:span text:style-name="T25">BEOICE.<text:line-break/></text:span></text:p>
      <text:h text:style-name="P5" text:outline-level="3" text:is-list-header="true"><text:span text:style-name="T17">Surface unit #</text:span><text:span text:style-name="T20">2</text:span><text:span text:style-name="T11"> </text:span><text:span text:style-name="T21">(use this one for logger)</text:span></text:h>
      <text:p text:style-name="P12">- Has newest 2023 software loading <text:span text:style-name="T43">automatically </text:span>on startup.<text:line-break/>- <text:span text:style-name="T48">Has problems starting the drill, but can communicate with drill (error raised only in field?)<text:line-break/>- Uses MODBUS protocol for depth counter (needed by the logger).</text:span></text:p>
      <text:h text:style-name="P6" text:outline-level="3" text:is-list-header="true"><text:span text:style-name="T10">Surface unit #1</text:span> <text:span text:style-name="T12">(use this one a</text:span><text:span text:style-name="T13">t</text:span><text:span text:style-name="T12"> EGRIP, 2023)</text:span><text:span text:style-name="T1"> </text:span></text:h>
      <text:p text:style-name="P13"><text:span text:style-name="T2">- </text:span><text:span text:style-name="T8">Identical to</text:span><text:span text:style-name="T2"> surface unit #</text:span><text:span text:style-name="T7">2 </text:span><text:span text:style-name="T9">but uses CRLF protocal for depth counter (not useful for logger).</text:span><text:span text:style-name="T2"><text:line-break/></text:span></text:p>
      <text:p text:style-name="P11">---------------------</text:p>
      <text:h text:style-name="P7" text:outline-level="3"><text:span text:style-name="T3">Drill section #</text:span><text:span text:style-name="T4">1 </text:span><text:span text:style-name="T5">(use this one a</text:span><text:span text:style-name="T6">t</text:span><text:span text:style-name="T5"> EGRIP, 2023)</text:span><text:span text:style-name="T2"> </text:span></text:h>
      <text:p text:style-name="P14"><text:span text:style-name="T22">- This section uses the new 2023 drill orientation (BNO055) information, compatible with the new 2023 drill software </text:span><text:span text:style-name="T24">(available on </text:span><text:span text:style-name="T22">surface units #1 and #2</text:span><text:span text:style-name="T24">)</text:span><text:span text:style-name="T22"><text:line-break/>- Has been disassembled and reassembled after 2022 season.<text:line-break/>- Has been tested </text:span><text:span text:style-name="T23">in CPH </text:span><text:span text:style-name="T22">and performs as expected.<text:line-break/></text:span><text:span text:style-name="T35">- Works </text:span><text:span text:style-name="T40">only</text:span><text:span text:style-name="T35"> with </text:span><text:span text:style-name="T36">new</text:span><text:span text:style-name="T35"> 202</text:span><text:span text:style-name="T36">3</text:span><text:span text:style-name="T35"> surface unit software.</text:span></text:p>
      <text:h text:style-name="Heading_20_3" text:outline-level="3"><text:span text:style-name="T18">Drill section #</text:span><text:span text:style-name="T19">2</text:span></text:h>
      <text:p text:style-name="P3">- <text:span text:style-name="T42">Section </text:span><text:span text:style-name="T46">last used </text:span><text:span text:style-name="T42">at EGRIP, 2022 (</text:span><text:span text:style-name="T44">left </text:span><text:span text:style-name="T47">behind </text:span><text:span text:style-name="T44">at EGRIP</text:span><text:span text:style-name="T42">).</text:span></text:p>
      <text:p text:style-name="P3">- <text:span text:style-name="T49">Re-tested at EGRIP, 2023 </text:span><text:span text:style-name="T50">(</text:span><text:span text:style-name="T49">OK</text:span><text:span text:style-name="T50">)</text:span></text:p>
      <text:p text:style-name="P3"><text:span text:style-name="T33">- Works </text:span><text:span text:style-name="T39">only</text:span><text:span text:style-name="T33"> with old 2022 surface unit software.</text:span><text:span text:style-name="T18"><text:line-break/></text:span></text:p>
      <text:h text:style-name="P8" text:outline-level="3"><text:span text:style-name="T18">Drill section #</text:span><text:span text:style-name="T19">3</text:span></text:h>
      <text:p text:style-name="P4"><text:span text:style-name="T25">- Section </text:span><text:span text:style-name="T29">last used </text:span><text:span text:style-name="T27">at</text:span><text:span text:style-name="T25"> BEOICE, </text:span><text:span text:style-name="T27">2022/2023</text:span><text:span text:style-name="T25">.<text:line-break/>- </text:span><text:span text:style-name="T30">New gear installed at </text:span><text:span text:style-name="T25">BEOICE, </text:span><text:span text:style-name="T27">2022/2023</text:span><text:span text:style-name="T25">.</text:span></text:p>
      <text:p text:style-name="P2"><text:span text:style-name="T25">- </text:span><text:span text:style-name="T26">No changes </text:span><text:span text:style-name="T31">otherwise </text:span><text:span text:style-name="T26">made, </text:span><text:span text:style-name="T31">and </text:span><text:span text:style-name="T28">tested in CPH April, 2023, </text:span><text:span text:style-name="T31">working </text:span><text:span text:style-name="T28">as expected.</text:span><text:span text:style-name="T26"><text:line-break/></text:span><text:span text:style-name="T33">- Works </text:span><text:span text:style-name="T39">only</text:span><text:span text:style-name="T33"> with old 2022 surface unit software</text:span><text:span text:style-name="T34">.</text:span></text:p>
      <text:h text:style-name="P9" text:outline-level="3" text:is-list-header="true"><text:lin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6:09:54.276796573</meta:creation-date>
    <dc:date>2023-05-17T10:07:34.368934799</dc:date>
    <meta:editing-duration>PT35M7S</meta:editing-duration>
    <meta:editing-cycles>33</meta:editing-cycles>
    <meta:generator>LibreOffice/7.3.6.2$Linux_X86_64 LibreOffice_project/30$Build-2</meta:generator>
    <meta:document-statistic meta:table-count="0" meta:image-count="0" meta:object-count="0" meta:page-count="1" meta:paragraph-count="18" meta:word-count="219" meta:character-count="1267" meta:non-whitespace-character-count="1059"/>
  </office:meta>
</office:document-meta>
</file>